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102ebe" officeooo:paragraph-rsid="00102ebe" style:font-size-asian="12pt" style:font-size-complex="12pt"/>
    </style:style>
    <style:style style:name="P3" style:family="paragraph" style:parent-style-name="Standard">
      <style:text-properties style:font-name="Liberation Serif" fo:font-size="12pt" officeooo:rsid="00114fe0" officeooo:paragraph-rsid="00114fe0" style:font-size-asian="12pt" style:font-size-complex="12pt"/>
    </style:style>
    <style:style style:name="P4" style:family="paragraph" style:parent-style-name="Standard">
      <style:text-properties style:font-name="Liberation Serif" fo:font-size="12pt" officeooo:paragraph-rsid="00114fe0" style:font-size-asian="12pt" style:font-size-complex="12pt"/>
    </style:style>
    <style:style style:name="P5" style:family="paragraph" style:parent-style-name="Standard">
      <style:text-properties style:font-name="Liberation Serif" fo:font-size="12pt" officeooo:paragraph-rsid="0011a379" style:font-size-asian="12pt" style:font-size-complex="12pt"/>
    </style:style>
    <style:style style:name="P6" style:family="paragraph" style:parent-style-name="Standard">
      <style:text-properties style:font-name="Liberation Serif" fo:font-size="12pt" officeooo:rsid="00129a87" officeooo:paragraph-rsid="00129a87" style:font-size-asian="12pt" style:font-size-complex="12pt"/>
    </style:style>
    <style:style style:name="P7" style:family="paragraph" style:parent-style-name="Standard">
      <style:text-properties style:font-name="Liberation Serif" fo:font-size="12pt" officeooo:rsid="0013ab12" officeooo:paragraph-rsid="0013ab12" style:font-size-asian="12pt" style:font-size-complex="12pt"/>
    </style:style>
    <style:style style:name="P8" style:family="paragraph" style:parent-style-name="Standard">
      <style:text-properties style:font-name="Liberation Serif" fo:font-size="12pt" officeooo:paragraph-rsid="0013ab12" style:font-size-asian="12pt" style:font-size-complex="12pt"/>
    </style:style>
    <style:style style:name="P9" style:family="paragraph" style:parent-style-name="Standard">
      <style:text-properties style:font-name="Liberation Serif" fo:font-size="12pt" officeooo:rsid="0011a379" officeooo:paragraph-rsid="0011a379" style:font-size-asian="12pt" style:font-size-complex="12pt"/>
    </style:style>
    <style:style style:name="P10" style:family="paragraph" style:parent-style-name="Preformatted_20_Text">
      <style:text-properties style:font-name="Liberation Serif" fo:font-size="12pt" style:font-size-asian="12pt" style:font-size-complex="12pt"/>
    </style:style>
    <style:style style:name="P11" style:family="paragraph" style:parent-style-name="Preformatted_20_Text">
      <style:paragraph-properties fo:margin-left="0in" fo:margin-right="0in" fo:margin-top="0in" fo:margin-bottom="0.1965in" loext:contextual-spacing="false" fo:text-indent="0in" style:auto-text-indent="false"/>
      <style:text-properties fo:color="#000000" style:font-name="Liberation Serif" fo:font-size="12pt" style:font-size-asian="12pt" style:font-size-complex="12pt"/>
    </style:style>
    <style:style style:name="T1" style:family="text">
      <style:text-properties officeooo:rsid="00102ebe"/>
    </style:style>
    <style:style style:name="T2" style:family="text">
      <style:text-properties fo:color="#000000"/>
    </style:style>
    <style:style style:name="T3" style:family="text">
      <style:text-properties fo:color="#000000" officeooo:rsid="0011a379"/>
    </style:style>
    <style:style style:name="T4" style:family="text">
      <style:text-properties fo:color="#000000" officeooo:rsid="00129a87"/>
    </style:style>
    <style:style style:name="T5" style:family="text">
      <style:text-properties fo:color="#000000" officeooo:rsid="0013ab12"/>
    </style:style>
    <style:style style:name="T6" style:family="text">
      <style:text-properties fo:color="#000000" officeooo:rsid="0014cc50"/>
    </style:style>
    <style:style style:name="T7" style:family="text">
      <style:text-properties officeooo:rsid="00114fe0"/>
    </style:style>
    <style:style style:name="T8" style:family="text">
      <style:text-properties style:font-name="Liberation Serif" fo:font-size="12pt" officeooo:rsid="00114fe0" style:font-size-asian="12pt" style:font-size-complex="12pt"/>
    </style:style>
    <style:style style:name="T9" style:family="text">
      <style:text-properties fo:font-size="12pt" officeooo:rsid="00114fe0"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ssignment that I had to do regarded the path planning problem for a robot agent. Generally the path planning for a robotic system can be approached by the use of the Geometric A*. The problem is to move on a plane from a starting position to a goal, while avoiding all the obstacles or following some other criteria. </text:p>
      <text:p text:style-name="P10">With the previous mentioned method, the plane is usually discretized with a cell decomposition and we have a state for each point on the grid where allowed moves are only the grid’s lines and diagonal move inside a cell. In this way, though, real optimal path may become impossible since the discretization may make the optimal path longer or the occluded area are not correctly represented in the grid and they may occupy larger areas, resulting in the infeasibility of some path.</text:p>
      <text:p text:style-name="P1">An alternative approach, instead, tries to solve the problem by satisfying formulas expressible in temporal logics which is able to encode robot specifications such as reaching a goal or avoiding an obstacle, but also more sophisticated specifications such as sequencing, coverage, or temporal ordering of different tasks. <text:span text:style-name="T1">In this way the resulting discretization will be less restraining and a solution is found by generating counterexample on a discrete model of the robot.</text:span></text:p>
      <text:p text:style-name="P1"/>
      <text:p text:style-name="P2">In order to formulate correctly the problem, we need a continuous model of the robot and some atomic proposition that represents area of interest in our environment. Therefore, the goal of the problem is to derive a trajectory of the robot on the plane such that the LTL formula <text:span text:style-name="T7">comprising the proposition and encoding the goal is satisfied. Moreover, since in order to do model checking for the LTL formula we need a transition model, we also need to define a mapping from the robot state to the propositions in the formula.</text:span></text:p>
      <text:p text:style-name="P2"/>
      <text:p text:style-name="P3">But what is actually LTL? LTL is a kind of logic which is obtained by standard propositional logic by adding temporal operators such as eventually, always, next and eventually. By restricting the attention to our problem, instead, we can derive some standard formula which are useful to encode a path planning problem goal. For example, the first formula is saying that we will eventually reach the goal but until that point we need to avoid all the obstacles. The second formula, instead, is saying that eventually we need to visit all the areas specified but following the order defined by the parenthesis. And finally the last formula is simply requiring that the robot agent visits all the areas but in no particular area.</text:p>
      <text:p text:style-name="P3"/>
      <text:p text:style-name="P4"><text:span text:style-name="T7">Now that we have clearly defined the problem, though, we need to understand what are the steps that we need to execute in order to set up the problem. As we already said, we need a transition model for the model checking and therefore we need to decompose</text:span><text:span text:style-name="T2"> the environment P into a finite number of equivalence classes resulting in a finite state model of robot motion. </text:span><text:span text:style-name="T3">Then, <text:s/>we need to Construct plans for the discrete robot motion satisfying desired specifications using model checkers.</text:span></text:p>
      <text:p text:style-name="P4"><text:span text:style-name="T3"/></text:p>
      <text:p text:style-name="P5"><text:span text:style-name="T3">let’s tackle now the first problem. In order to decompose the environment I decided to use the Delaunay Triangolation technique since it is well implemented in MATLAB </text:span><text:span text:style-name="T2">and a very efficient technique to partition complex environment. </text:span><text:span text:style-name="T3">Then, I need to define a mapping from the continuous state robot to the equivalence classes, which means that every state robot is mapped as one triangle of the decomposition and in this way I am able to define a finite transition model as reported on the slides where Q is the set of equivalence classes and so the discrete states of our robot, q(0) is the initial discrete state, the transition relation that capture the discrete dynamics and represents the possible successors state from a initial state qi and which can be built by the dual graph of the triangulation(so from a triangle qi I can only move to adjacent triangles qj) </text:span><text:span text:style-name="T4">and h_D is the previously defined observation mapping but now defined for the discrete case</text:span><text:span text:style-name="T3">.</text:span></text:p>
      <text:p text:style-name="P5"><text:span text:style-name="T3"/></text:p>
      <text:p text:style-name="P5"><text:span text:style-name="T3">Now that I have a transition system, I can also define the discrete trajectories of the robot </text:span><text:span text:style-name="T4">and reformulate the semantics of the temporal logic formula to be interpreted over the discrete trajectories generated by transition system D. in particular this reformulation an be conducted in a </text:span><text:soft-page-break/><text:span text:style-name="T4">recursive way wit the definition on the slides which defines how the discrete trajectories effects the interpretation of the atomic propositions and the formulas.</text:span></text:p>
      <text:p text:style-name="P5"><text:span text:style-name="T4"/></text:p>
      <text:p text:style-name="P6"><text:span text:style-name="T2">Now instead, we will focus on how actually generate the discrete system transitions that satisfy a formula. For my project, in particular, I used the NuSMV solver which is not able to </text:span><text:span text:style-name="T5">directly </text:span><text:span text:style-name="T2">generate the witness trace, but on the other hand when a formula is false it actually generates a counterexample to prove it. This restriction is the main motive for which when we want to generate a system transition that satisfy our formula, we actually try to solve the dual problem. In this way, we use NuSMV </text:span><text:span text:style-name="T5">in order to check the negation of our goal formula and if the negation is false then the software generates a counterexample of traces in order to prove that the negation of the negation is true (which was our initial goal formula).</text:span></text:p>
      <text:p text:style-name="P6"><text:span text:style-name="T5"/></text:p>
      <text:p text:style-name="P7"><text:span text:style-name="T2">With this slide, instead, I will describe the actual workflow needed to implement the assignment. I used 2 main software which are MATLAB and NuSMV. In MATLAB I conducted all the triangulation, representation and processing steps and so I first created the environment by specifying the vertices of the map and the rooms, then I computed the triangulation and obtained the dual graph which is used to define the transition model and finally I create a script in order to automatize the creation of the main file for the NuSMV solver. After these steps, I use the solver to produce the counterexample that I save on a separate files and finally I MATLAB I reconstruct the actual path by connecting the centers of the passed triangles and also execute a post smoothin</text:span><text:span text:style-name="T6">g</text:span><text:span text:style-name="T2"> procedure.</text:span></text:p>
      <text:p text:style-name="P7"><text:span text:style-name="T2"/></text:p>
      <text:p text:style-name="P8"><text:span text:style-name="T5">In fact, </text:span><text:span text:style-name="T6">after doing some experiments I noticed that actually a lot of intermediate steps could have been avoided in order to obtain a shorter path. Therefore, I decided to add to the paper approach in a post smoothing procedure. The algorithm is actually very similar to the one that is used when the Geometric A* is used, but I needed to do some modifications since in some of the rooms/obstacles I can enter. So for each state I try to look at the successor and try to skip them if their successor are in line of sights of the current analyzed state. Some cases, though, are particular. </text:span></text:p>
      <text:p text:style-name="P11">First, when I am checking if the line between two states intersect any room in the environment, I need to check if the current state is inside the room. In this case the intersection is allowed since I need to pass through that the room because the starting point is inside it and therefore the analyzed successor is still a valid candidate. Instead, when the intersection is with a room where neither the current state or the successor is in, then this means that I am passing through some obstacle and so I stop to the previous validate candidate and start the new checks from there. Finally, if the intersection is with a room where the current successor is in, then this is still a valid candidate but I need to stop the search, otherwise I could find other valid successors and skip the passage through this particular room.</text:p>
      <text:p text:style-name="P11"/>
      <text:p text:style-name="P8"><text:span text:style-name="T6"/></text:p>
      <text:p text:style-name="P8"><text:span text:style-name="T6"/></text:p>
      <text:p text:style-name="P7"><text:span text:style-name="T6"/></text:p>
      <text:p text:style-name="P9"><text:span text:style-name="T2"/></text:p>
      <text:p text:style-name="P4"><text:span text:style-name="T3"/></text:p>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1:32:23.704168678</meta:creation-date>
    <dc:date>2020-03-09T12:32:13.573483286</dc:date>
    <meta:editing-duration>PT8M4S</meta:editing-duration>
    <meta:editing-cycles>1</meta:editing-cycles>
    <meta:document-statistic meta:table-count="0" meta:image-count="0" meta:object-count="0" meta:page-count="2" meta:paragraph-count="12" meta:word-count="1268" meta:character-count="7363" meta:non-whitespace-character-count="6104"/>
    <meta:generator>LibreOffice/6.0.7.3$Linux_X86_64 LibreOffice_project/00m0$Build-3</meta:generator>
  </office:meta>
</office:document-meta>
</file>